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 &lt;stdio.h&gt;</text:span></text:p>
      <text:p text:style-name="P1"><text:span text:style-name="T1">#include &lt;unistd.h&gt;</text:span></text:p>
      <text:p text:style-name="P1"><text:span text:style-name="T1">#include &lt;stdlib.h&gt;</text:span></text:p>
      <text:p text:style-name="P1"><text:span text:style-name="T1">#include &lt;time.h&gt;</text:span></text:p>
      <text:p text:style-name="P1"><text:span text:style-name="T1">#include &lt;pthread.h&gt;</text:span></text:p>
      <text:p text:style-name="P1"><text:span text:style-name="T1">#include &lt;semaphore.h&gt;</text:span></text:p>
      <text:p text:style-name="P1"><text:span text:style-name="T1">#define MAX_CUSTOMERS 25</text:span></text:p>
      <text:p text:style-name="P1"><text:span text:style-name="T1"/></text:p>
      <text:p text:style-name="P1"><text:span text:style-name="T1">void *customer(void *num);</text:span></text:p>
      <text:p text:style-name="P1"><text:span text:style-name="T1">void *barber(void *);</text:span></text:p>
      <text:p text:style-name="P1"><text:span text:style-name="T1">void randwait(int secs);</text:span></text:p>
      <text:p text:style-name="P1"><text:span text:style-name="T1">sem_t waitingRoom;</text:span></text:p>
      <text:p text:style-name="P1"><text:span text:style-name="T1">sem_t barberChair;</text:span></text:p>
      <text:p text:style-name="P1"><text:span text:style-name="T1">sem_t barberPillow;</text:span></text:p>
      <text:p text:style-name="P1"><text:span text:style-name="T1">sem_t seatBelt;</text:span></text:p>
      <text:p text:style-name="P1"><text:span text:style-name="T1">int allDone = 0;</text:span></text:p>
      <text:p text:style-name="P1"><text:span text:style-name="T1">int main(int argc, char *argv[]) {</text:span></text:p>
      <text:p text:style-name="P1"><text:span text:style-name="T1">pthread_t btid;</text:span></text:p>
      <text:p text:style-name="P1"><text:span text:style-name="T1">pthread_t tid[MAX_CUSTOMERS];</text:span></text:p>
      <text:p text:style-name="P1"><text:span text:style-name="T1">long RandSeed;</text:span></text:p>
      <text:p text:style-name="P1"><text:span text:style-name="T1">int i, numCustomers, numChairs;</text:span></text:p>
      <text:p text:style-name="P1"><text:span text:style-name="T1">int Number[MAX_CUSTOMERS];</text:span></text:p>
      <text:p text:style-name="P1"><text:span text:style-name="T1">printf("Enter the number of Custmors : ");</text:span></text:p>
      <text:p text:style-name="P1"><text:span text:style-name="T1">scanf("%d",&amp;numCustomers);</text:span></text:p>
      <text:p text:style-name="P1"><text:span text:style-name="T1">printf("Enter the number of Charis : ");</text:span></text:p>
      <text:p text:style-name="P1"><text:span text:style-name="T1">scanf("%d",&amp;numChairs);</text:span></text:p>
      <text:p text:style-name="P1"><text:span text:style-name="T1">if (numCustomers &gt; MAX_CUSTOMERS) {</text:span></text:p>
      <text:p text:style-name="P1"><text:span text:style-name="T1">printf("The maximum number of Customers is %d\n", MAX_CUSTOMERS);</text:span></text:p>
      <text:p text:style-name="P1"><text:span text:style-name="T1">exit(-1);</text:span></text:p>
      <text:p text:style-name="P1"><text:span text:style-name="T1">}</text:span></text:p>
      <text:p text:style-name="P1"><text:span text:style-name="T1">for (i=0; i&lt;MAX_CUSTOMERS; i++) {</text:span></text:p>
      <text:p text:style-name="P1"><text:span text:style-name="T1">Number[i] = i;</text:span></text:p>
      <text:p text:style-name="P1"><text:span text:style-name="T1">}</text:span></text:p>
      <text:p text:style-name="P1"><text:span text:style-name="T1">sem_init(&amp;waitingRoom, 0, numChairs);</text:span></text:p>
      <text:p text:style-name="P1"><text:span text:style-name="T1">sem_init(&amp;barberChair, 0, 1);</text:span></text:p>
      <text:p text:style-name="P1"><text:span text:style-name="T1">sem_init(&amp;barberPillow, 0, 0);</text:span></text:p>
      <text:p text:style-name="P1"><text:span text:style-name="T1">sem_init(&amp;seatBelt, 0, 0);</text:span></text:p>
      <text:p text:style-name="P1"><text:span text:style-name="T1">pthread_create(&amp;btid, NULL, barber, NULL);</text:span></text:p>
      <text:p text:style-name="P1"><text:span text:style-name="T1">for (i=0; i&lt;numCustomers; i++) {</text:span></text:p>
      <text:p text:style-name="P1"><text:span text:style-name="T1">pthread_create(&amp;tid[i], NULL, customer, (void *)&amp;Number[i]);</text:span></text:p>
      <text:p text:style-name="P1"><text:span text:style-name="T1">sleep(1);</text:span></text:p>
      <text:p text:style-name="P1"><text:span text:style-name="T1">}</text:span></text:p>
      <text:p text:style-name="P1"><text:span text:style-name="T1">for (i=0; i&lt;numCustomers; i++) {</text:span></text:p>
      <text:p text:style-name="P1"><text:span text:style-name="T1">pthread_join(tid[i],NULL);</text:span></text:p>
      <text:p text:style-name="P1"><text:span text:style-name="T1">sleep(1);</text:span></text:p>
      <text:p text:style-name="P1"><text:span text:style-name="T1">}</text:span></text:p>
      <text:p text:style-name="P1"><text:span text:style-name="T1"/></text:p>
      <text:p text:style-name="P1"><text:span text:style-name="T1">allDone = 1;</text:span></text:p>
      <text:p text:style-name="P1"><text:span text:style-name="T1">sem_post(&amp;barberPillow);</text:span></text:p>
      <text:p text:style-name="P1"><text:span text:style-name="T1">pthread_join(btid,NULL);</text:span></text:p>
      <text:p text:style-name="P1"><text:span text:style-name="T1">}</text:span></text:p>
      <text:p text:style-name="P1"><text:span text:style-name="T1">void *customer(void *number) {</text:span></text:p>
      <text:p text:style-name="P1"><text:span text:style-name="T1">int num = *(int *)number;</text:span></text:p>
      <text:p text:style-name="P1"><text:span text:style-name="T1">printf("Customer %d leaving for barber shop.\n", num);</text:span></text:p>
      <text:p text:style-name="P1"><text:span text:style-name="T1">randwait(2);</text:span></text:p>
      <text:p text:style-name="P1"><text:span text:style-name="T1">printf("Customer %d arrived at barber shop.\n", num);</text:span></text:p>
      <text:p text:style-name="P1"><text:span text:style-name="T1">sem_wait(&amp;waitingRoom);</text:span></text:p>
      <text:p text:style-name="P1"><text:span text:style-name="T1">printf("Customer %d entering waiting room.\n", num);</text:span></text:p>
      <text:p text:style-name="P1"><text:span text:style-name="T1">sem_wait(&amp;barberChair);</text:span></text:p>
      <text:p text:style-name="P1"><text:span text:style-name="T1">sem_post(&amp;waitingRoom);</text:span></text:p>
      <text:p text:style-name="P1"><text:span text:style-name="T1">printf("Customer %d waking the barber.\n", num);</text:span></text:p>
      <text:p text:style-name="P1"><text:span text:style-name="T1">sem_post(&amp;barberPillow);</text:span></text:p>
      <text:p text:style-name="P1"><text:span text:style-name="T1">sem_wait(&amp;seatBelt);</text:span></text:p>
      <text:p text:style-name="P1"><text:span text:style-name="T1">}</text:span></text:p>
      <text:p text:style-name="P1"><text:span text:style-name="T1">output:</text:span></text:p>
      <text:p text:style-name="P2"><draw:frame text:anchor-type="as-char" svg:width="96.31mm" svg:height="168.54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